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ffcc" fo:border-left="none" fo:border-right="none" fo:border-top="0.74pt solid #0000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order-bottom="0.74pt solid #000000" fo:background-color="#ffffcc" fo:border-left="none" fo:border-right="none" fo:border-top="none"/>
    </style:style>
    <style:style style:name="ce9" style:family="table-cell" style:parent-style-name="Default">
      <style:table-cell-properties fo:border-bottom="none" fo:background-color="#ffffcc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ackground-color="#ffffcc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ackground-color="#ffffcc" fo:border-left="none" fo:border-right="0.74pt solid #000000" fo:border-top="none"/>
    </style:style>
    <style:style style:name="ce1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1.92mm" svg:y="74.32mm">
            <loext:p draw:notify-on-update-of-ranges="Sheet1.C3:Sheet1.C13 Sheet1.F3:Sheet1.F13 Sheet1.I3:Sheet1.I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kb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ns</text:p>
          </table:table-cell>
          <table:table-cell table:style-name="ce6" office:value-type="string" calcext:value-type="string">
            <text:p>ns per iter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ns</text:p>
          </table:table-cell>
          <table:table-cell table:style-name="ce9" office:value-type="string" calcext:value-type="string">
            <text:p>ns per iter</text:p>
          </table:table-cell>
          <table:table-cell table:number-columns-repeated="6"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3]/1024)*4" office:value-type="float" office:value="4" calcext:value-type="float">
            <text:p>4</text:p>
          </table:table-cell>
          <table:table-cell office:value-type="float" office:value="0.0051" calcext:value-type="float">
            <text:p>0.0051</text:p>
          </table:table-cell>
          <table:table-cell table:formula="of:=[Sheet1.D3]*10^9" office:value-type="float" office:value="5100000" calcext:value-type="float">
            <text:p>5100000</text:p>
          </table:table-cell>
          <table:table-cell table:formula="of:=[Sheet1.E3]/10000/[Sheet1.B3]" office:value-type="float" office:value="0.498046875" calcext:value-type="float">
            <text:p>0.498046875</text:p>
          </table:table-cell>
          <table:table-cell office:value-type="float" office:value="0.0044" calcext:value-type="float">
            <text:p>0.0044</text:p>
          </table:table-cell>
          <table:table-cell table:formula="of:=[Sheet1.G3]*10^9" office:value-type="float" office:value="4400000" calcext:value-type="float">
            <text:p>4400000</text:p>
          </table:table-cell>
          <table:table-cell table:formula="of:=[Sheet1.H3]/10000/[Sheet1.B3]" office:value-type="float" office:value="0.4296875" calcext:value-type="float">
            <text:p>0.4296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([.B4]/1024)*4" office:value-type="float" office:value="8" calcext:value-type="float">
            <text:p>8</text:p>
          </table:table-cell>
          <table:table-cell office:value-type="float" office:value="0.0091" calcext:value-type="float">
            <text:p>0.0091</text:p>
          </table:table-cell>
          <table:table-cell table:formula="of:=[Sheet1.D4]*10^9" office:value-type="float" office:value="9100000" calcext:value-type="float">
            <text:p>9100000</text:p>
          </table:table-cell>
          <table:table-cell table:formula="of:=[Sheet1.E4]/10000/[Sheet1.B4]" office:value-type="float" office:value="0.4443359375" calcext:value-type="float">
            <text:p>0.4443359375</text:p>
          </table:table-cell>
          <table:table-cell office:value-type="float" office:value="0.0088" calcext:value-type="float">
            <text:p>0.0088</text:p>
          </table:table-cell>
          <table:table-cell table:formula="of:=[Sheet1.G4]*10^9" office:value-type="float" office:value="8800000" calcext:value-type="float">
            <text:p>8800000</text:p>
          </table:table-cell>
          <table:table-cell table:formula="of:=[Sheet1.H4]/10000/[Sheet1.B4]" office:value-type="float" office:value="0.4296875" calcext:value-type="float">
            <text:p>0.4296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formula="of:=([.B5]/1024)*4" office:value-type="float" office:value="16" calcext:value-type="float">
            <text:p>16</text:p>
          </table:table-cell>
          <table:table-cell office:value-type="float" office:value="0.0175" calcext:value-type="float">
            <text:p>0.0175</text:p>
          </table:table-cell>
          <table:table-cell table:formula="of:=[Sheet1.D5]*10^9" office:value-type="float" office:value="17500000" calcext:value-type="float">
            <text:p>17500000</text:p>
          </table:table-cell>
          <table:table-cell table:formula="of:=[Sheet1.E5]/10000/[Sheet1.B5]" office:value-type="float" office:value="0.42724609375" calcext:value-type="float">
            <text:p>0.4272460938</text:p>
          </table:table-cell>
          <table:table-cell office:value-type="float" office:value="0.0173" calcext:value-type="float">
            <text:p>0.0173</text:p>
          </table:table-cell>
          <table:table-cell table:formula="of:=[Sheet1.G5]*10^9" office:value-type="float" office:value="17300000" calcext:value-type="float">
            <text:p>17300000</text:p>
          </table:table-cell>
          <table:table-cell table:formula="of:=[Sheet1.H5]/10000/[Sheet1.B5]" office:value-type="float" office:value="0.42236328125" calcext:value-type="float">
            <text:p>0.42236328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formula="of:=([.B6]/1024)*4" office:value-type="float" office:value="32" calcext:value-type="float">
            <text:p>32</text:p>
          </table:table-cell>
          <table:table-cell office:value-type="float" office:value="0.0352" calcext:value-type="float">
            <text:p>0.0352</text:p>
          </table:table-cell>
          <table:table-cell table:formula="of:=[Sheet1.D6]*10^9" office:value-type="float" office:value="35200000" calcext:value-type="float">
            <text:p>35200000</text:p>
          </table:table-cell>
          <table:table-cell table:formula="of:=[Sheet1.E6]/10000/[Sheet1.B6]" office:value-type="float" office:value="0.4296875" calcext:value-type="float">
            <text:p>0.4296875</text:p>
          </table:table-cell>
          <table:table-cell office:value-type="float" office:value="0.0356" calcext:value-type="float">
            <text:p>0.0356</text:p>
          </table:table-cell>
          <table:table-cell table:formula="of:=[Sheet1.G6]*10^9" office:value-type="float" office:value="35600000" calcext:value-type="float">
            <text:p>35600000</text:p>
          </table:table-cell>
          <table:table-cell table:formula="of:=[Sheet1.H6]/10000/[Sheet1.B6]" office:value-type="float" office:value="0.4345703125" calcext:value-type="float">
            <text:p>0.4345703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formula="of:=([.B7]/1024)*4" office:value-type="float" office:value="64" calcext:value-type="float">
            <text:p>64</text:p>
          </table:table-cell>
          <table:table-cell office:value-type="float" office:value="0.0695" calcext:value-type="float">
            <text:p>0.0695</text:p>
          </table:table-cell>
          <table:table-cell table:formula="of:=[Sheet1.D7]*10^9" office:value-type="float" office:value="69500000" calcext:value-type="float">
            <text:p>69500000</text:p>
          </table:table-cell>
          <table:table-cell table:formula="of:=[Sheet1.E7]/10000/[Sheet1.B7]" office:value-type="float" office:value="0.4241943359375" calcext:value-type="float">
            <text:p>0.4241943359</text:p>
          </table:table-cell>
          <table:table-cell office:value-type="float" office:value="0.0836" calcext:value-type="float">
            <text:p>0.0836</text:p>
          </table:table-cell>
          <table:table-cell table:formula="of:=[Sheet1.G7]*10^9" office:value-type="float" office:value="83600000" calcext:value-type="float">
            <text:p>83600000</text:p>
          </table:table-cell>
          <table:table-cell table:formula="of:=[Sheet1.H7]/10000/[Sheet1.B7]" office:value-type="float" office:value="0.51025390625" calcext:value-type="float">
            <text:p>0.5102539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formula="of:=([.B8]/1024)*4" office:value-type="float" office:value="128" calcext:value-type="float">
            <text:p>128</text:p>
          </table:table-cell>
          <table:table-cell office:value-type="float" office:value="0.1396" calcext:value-type="float">
            <text:p>0.1396</text:p>
          </table:table-cell>
          <table:table-cell table:formula="of:=[Sheet1.D8]*10^9" office:value-type="float" office:value="139600000" calcext:value-type="float">
            <text:p>139600000</text:p>
          </table:table-cell>
          <table:table-cell table:formula="of:=[Sheet1.E8]/10000/[Sheet1.B8]" office:value-type="float" office:value="0.426025390625" calcext:value-type="float">
            <text:p>0.4260253906</text:p>
          </table:table-cell>
          <table:table-cell office:value-type="float" office:value="0.1973" calcext:value-type="float">
            <text:p>0.1973</text:p>
          </table:table-cell>
          <table:table-cell table:formula="of:=[Sheet1.G8]*10^9" office:value-type="float" office:value="197300000" calcext:value-type="float">
            <text:p>197300000</text:p>
          </table:table-cell>
          <table:table-cell table:formula="of:=[Sheet1.H8]/10000/[Sheet1.B8]" office:value-type="float" office:value="0.60211181640625" calcext:value-type="float">
            <text:p>0.6021118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([.B9]/1024)*4" office:value-type="float" office:value="256" calcext:value-type="float">
            <text:p>256</text:p>
          </table:table-cell>
          <table:table-cell office:value-type="float" office:value="0.2857" calcext:value-type="float">
            <text:p>0.2857</text:p>
          </table:table-cell>
          <table:table-cell table:formula="of:=[Sheet1.D9]*10^9" office:value-type="float" office:value="285700000" calcext:value-type="float">
            <text:p>285700000</text:p>
          </table:table-cell>
          <table:table-cell table:formula="of:=[Sheet1.E9]/10000/[Sheet1.B9]" office:value-type="float" office:value="0.435943603515625" calcext:value-type="float">
            <text:p>0.4359436035</text:p>
          </table:table-cell>
          <table:table-cell office:value-type="float" office:value="0.5735" calcext:value-type="float">
            <text:p>0.5735</text:p>
          </table:table-cell>
          <table:table-cell table:formula="of:=[Sheet1.G9]*10^9" office:value-type="float" office:value="573500000" calcext:value-type="float">
            <text:p>573500000</text:p>
          </table:table-cell>
          <table:table-cell table:formula="of:=[Sheet1.H9]/10000/[Sheet1.B9]" office:value-type="float" office:value="0.875091552734375" calcext:value-type="float">
            <text:p>0.87509155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table:formula="of:=([.B10]/1024)*4" office:value-type="float" office:value="512" calcext:value-type="float">
            <text:p>512</text:p>
          </table:table-cell>
          <table:table-cell office:value-type="float" office:value="0.5667" calcext:value-type="float">
            <text:p>0.5667</text:p>
          </table:table-cell>
          <table:table-cell table:formula="of:=[Sheet1.D10]*10^9" office:value-type="float" office:value="566700000" calcext:value-type="float">
            <text:p>566700000</text:p>
          </table:table-cell>
          <table:table-cell table:formula="of:=[Sheet1.E10]/10000/[Sheet1.B10]" office:value-type="float" office:value="0.432357788085938" calcext:value-type="float">
            <text:p>0.4323577881</text:p>
          </table:table-cell>
          <table:table-cell office:value-type="float" office:value="1.5363" calcext:value-type="float">
            <text:p>1.5363</text:p>
          </table:table-cell>
          <table:table-cell table:formula="of:=[Sheet1.G10]*10^9" office:value-type="float" office:value="1536300000" calcext:value-type="float">
            <text:p>1536300000</text:p>
          </table:table-cell>
          <table:table-cell table:formula="of:=[Sheet1.H10]/10000/[Sheet1.B10]" office:value-type="float" office:value="1.17210388183594" calcext:value-type="float">
            <text:p>1.17210388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table:formula="of:=([.B11]/1024)*4" office:value-type="float" office:value="1024" calcext:value-type="float">
            <text:p>1024</text:p>
          </table:table-cell>
          <table:table-cell office:value-type="float" office:value="1.1217" calcext:value-type="float">
            <text:p>1.1217</text:p>
          </table:table-cell>
          <table:table-cell table:formula="of:=[Sheet1.D11]*10^9" office:value-type="float" office:value="1121700000" calcext:value-type="float">
            <text:p>1121700000</text:p>
          </table:table-cell>
          <table:table-cell table:formula="of:=[Sheet1.E11]/10000/[Sheet1.B11]" office:value-type="float" office:value="0.427894592285156" calcext:value-type="float">
            <text:p>0.4278945923</text:p>
          </table:table-cell>
          <table:table-cell office:value-type="float" office:value="3.554" calcext:value-type="float">
            <text:p>3.554</text:p>
          </table:table-cell>
          <table:table-cell table:formula="of:=[Sheet1.G11]*10^9" office:value-type="float" office:value="3554000000" calcext:value-type="float">
            <text:p>3554000000</text:p>
          </table:table-cell>
          <table:table-cell table:formula="of:=[Sheet1.H11]/10000/[Sheet1.B11]" office:value-type="float" office:value="1.35574340820313" calcext:value-type="float">
            <text:p>1.35574340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table:formula="of:=([.B12]/1024)*4" office:value-type="float" office:value="2048" calcext:value-type="float">
            <text:p>2048</text:p>
          </table:table-cell>
          <table:table-cell office:value-type="float" office:value="2.2643" calcext:value-type="float">
            <text:p>2.2643</text:p>
          </table:table-cell>
          <table:table-cell table:formula="of:=[Sheet1.D12]*10^9" office:value-type="float" office:value="2264300000" calcext:value-type="float">
            <text:p>2264300000</text:p>
          </table:table-cell>
          <table:table-cell table:formula="of:=[Sheet1.E12]/10000/[Sheet1.B12]" office:value-type="float" office:value="0.431880950927734" calcext:value-type="float">
            <text:p>0.4318809509</text:p>
          </table:table-cell>
          <table:table-cell office:value-type="float" office:value="8.1043" calcext:value-type="float">
            <text:p>8.1043</text:p>
          </table:table-cell>
          <table:table-cell table:formula="of:=[Sheet1.G12]*10^9" office:value-type="float" office:value="8104300000" calcext:value-type="float">
            <text:p>8104300000</text:p>
          </table:table-cell>
          <table:table-cell table:formula="of:=[Sheet1.H12]/10000/[Sheet1.B12]" office:value-type="float" office:value="1.54577255249023" calcext:value-type="float">
            <text:p>1.5457725525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1048576" calcext:value-type="float">
            <text:p>1048576</text:p>
          </table:table-cell>
          <table:table-cell table:formula="of:=([.B13]/1024)*4" office:value-type="float" office:value="4096" calcext:value-type="float">
            <text:p>4096</text:p>
          </table:table-cell>
          <table:table-cell table:style-name="ce5" office:value-type="float" office:value="5.4116" calcext:value-type="float">
            <text:p>5.4116</text:p>
          </table:table-cell>
          <table:table-cell table:style-name="ce5" table:formula="of:=[Sheet1.D13]*10^9" office:value-type="float" office:value="5411600000" calcext:value-type="float">
            <text:p>5411600000</text:p>
          </table:table-cell>
          <table:table-cell table:style-name="ce8" table:formula="of:=[Sheet1.E13]/10000/[Sheet1.B13]" office:value-type="float" office:value="0.516090393066406" calcext:value-type="float">
            <text:p>0.5160903931</text:p>
          </table:table-cell>
          <table:table-cell table:style-name="ce5" office:value-type="float" office:value="29.7871" calcext:value-type="float">
            <text:p>29.7871</text:p>
          </table:table-cell>
          <table:table-cell table:style-name="ce5" table:formula="of:=[Sheet1.G13]*10^9" office:value-type="float" office:value="29787100000" calcext:value-type="float">
            <text:p>29787100000</text:p>
          </table:table-cell>
          <table:table-cell table:style-name="ce11" table:formula="of:=[Sheet1.H13]/10000/[Sheet1.B13]" office:value-type="float" office:value="2.84071922302246" calcext:value-type="float">
            <text:p>2.840719223</text:p>
          </table:table-cell>
          <table:table-cell table:number-columns-repeated="7"/>
        </table:table-row>
      </table:table>
      <table:table table:name="1516" table:style-name="ta1">
        <table:shapes>
          <draw:frame draw:z-index="0" draw:style-name="gr1" draw:text-style-name="P1" svg:width="159.99mm" svg:height="89.99mm" svg:x="107.27mm" svg:y="91.06mm">
            <loext:p draw:notify-on-update-of-ranges="'1516'.F3:'1516'.F17 '1516'.I3:'1516'.I17 '1516'.L3:'1516'.L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t1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s per iter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s per iter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([.E3]/1024)*4" office:value-type="float" office:value="4" calcext:value-type="float">
            <text:p>4</text:p>
          </table:table-cell>
          <table:table-cell office:value-type="float" office:value="0.0005" calcext:value-type="float">
            <text:p>0.0005</text:p>
          </table:table-cell>
          <table:table-cell table:formula="of:=[.G3]*10^9" office:value-type="float" office:value="500000" calcext:value-type="float">
            <text:p>500000</text:p>
          </table:table-cell>
          <table:table-cell table:style-name="ce12" table:formula="of:=[.H3]/[.$A$1]/[.E3]" office:value-type="float" office:value="0.48828125" calcext:value-type="float">
            <text:p>0.4883</text:p>
          </table:table-cell>
          <table:table-cell office:value-type="float" office:value="0.0005" calcext:value-type="float">
            <text:p>0.0005</text:p>
          </table:table-cell>
          <table:table-cell table:formula="of:=[.J3]*10^9" office:value-type="float" office:value="500000" calcext:value-type="float">
            <text:p>500000</text:p>
          </table:table-cell>
          <table:table-cell table:style-name="ce12" table:formula="of:=[.K3]/[.$A$1]/[.E3]" office:value-type="float" office:value="0.48828125" calcext:value-type="float">
            <text:p>0.4883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([.E4]/1024)*4"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table:formula="of:=[.G4]*10^9" office:value-type="float" office:value="1000000" calcext:value-type="float">
            <text:p>1000000</text:p>
          </table:table-cell>
          <table:table-cell table:style-name="ce12" table:formula="of:=[.H4]/[.$A$1]/[.E4]" office:value-type="float" office:value="0.48828125" calcext:value-type="float">
            <text:p>0.4883</text:p>
          </table:table-cell>
          <table:table-cell office:value-type="float" office:value="0.001" calcext:value-type="float">
            <text:p>0.001</text:p>
          </table:table-cell>
          <table:table-cell table:formula="of:=[.J4]*10^9" office:value-type="float" office:value="1000000" calcext:value-type="float">
            <text:p>1000000</text:p>
          </table:table-cell>
          <table:table-cell table:style-name="ce12" table:formula="of:=[.K4]/[.$A$1]/[.E4]" office:value-type="float" office:value="0.48828125" calcext:value-type="float">
            <text:p>0.4883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([.E5]/1024)*4" office:value-type="float" office:value="16" calcext:value-type="float">
            <text:p>16</text:p>
          </table:table-cell>
          <table:table-cell office:value-type="float" office:value="0.0018" calcext:value-type="float">
            <text:p>0.0018</text:p>
          </table:table-cell>
          <table:table-cell table:formula="of:=[.G5]*10^9" office:value-type="float" office:value="1800000" calcext:value-type="float">
            <text:p>1800000</text:p>
          </table:table-cell>
          <table:table-cell table:style-name="ce12" table:formula="of:=[.H5]/[.$A$1]/[.E5]" office:value-type="float" office:value="0.439453125" calcext:value-type="float">
            <text:p>0.4395</text:p>
          </table:table-cell>
          <table:table-cell office:value-type="float" office:value="0.0019" calcext:value-type="float">
            <text:p>0.0019</text:p>
          </table:table-cell>
          <table:table-cell table:formula="of:=[.J5]*10^9" office:value-type="float" office:value="1900000" calcext:value-type="float">
            <text:p>1900000</text:p>
          </table:table-cell>
          <table:table-cell table:style-name="ce12" table:formula="of:=[.K5]/[.$A$1]/[.E5]" office:value-type="float" office:value="0.4638671875" calcext:value-type="float">
            <text:p>0.4639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8192" calcext:value-type="float">
            <text:p>8192</text:p>
          </table:table-cell>
          <table:table-cell table:formula="of:=([.E6]/1024)*4" office:value-type="float" office:value="32" calcext:value-type="float">
            <text:p>32</text:p>
          </table:table-cell>
          <table:table-cell office:value-type="float" office:value="0.0041" calcext:value-type="float">
            <text:p>0.0041</text:p>
          </table:table-cell>
          <table:table-cell table:formula="of:=[.G6]*10^9" office:value-type="float" office:value="4100000" calcext:value-type="float">
            <text:p>4100000</text:p>
          </table:table-cell>
          <table:table-cell table:style-name="ce12" table:formula="of:=[.H6]/[.$A$1]/[.E6]" office:value-type="float" office:value="0.50048828125" calcext:value-type="float">
            <text:p>0.5005</text:p>
          </table:table-cell>
          <table:table-cell office:value-type="float" office:value="0.0039" calcext:value-type="float">
            <text:p>0.0039</text:p>
          </table:table-cell>
          <table:table-cell table:formula="of:=[.J6]*10^9" office:value-type="float" office:value="3900000" calcext:value-type="float">
            <text:p>3900000</text:p>
          </table:table-cell>
          <table:table-cell table:style-name="ce12" table:formula="of:=[.K6]/[.$A$1]/[.E6]" office:value-type="float" office:value="0.47607421875" calcext:value-type="float">
            <text:p>0.4761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([.E7]/1024)*4" office:value-type="float" office:value="64" calcext:value-type="float">
            <text:p>64</text:p>
          </table:table-cell>
          <table:table-cell office:value-type="float" office:value="0.0078" calcext:value-type="float">
            <text:p>0.0078</text:p>
          </table:table-cell>
          <table:table-cell table:formula="of:=[.G7]*10^9" office:value-type="float" office:value="7800000" calcext:value-type="float">
            <text:p>7800000</text:p>
          </table:table-cell>
          <table:table-cell table:style-name="ce12" table:formula="of:=[.H7]/[.$A$1]/[.E7]" office:value-type="float" office:value="0.47607421875" calcext:value-type="float">
            <text:p>0.4761</text:p>
          </table:table-cell>
          <table:table-cell office:value-type="float" office:value="0.0091" calcext:value-type="float">
            <text:p>0.0091</text:p>
          </table:table-cell>
          <table:table-cell table:formula="of:=[.J7]*10^9" office:value-type="float" office:value="9100000" calcext:value-type="float">
            <text:p>9100000</text:p>
          </table:table-cell>
          <table:table-cell table:style-name="ce12" table:formula="of:=[.K7]/[.$A$1]/[.E7]" office:value-type="float" office:value="0.555419921875" calcext:value-type="float">
            <text:p>0.5554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([.E8]/1024)*4" office:value-type="float" office:value="128" calcext:value-type="float">
            <text:p>128</text:p>
          </table:table-cell>
          <table:table-cell office:value-type="float" office:value="0.0137" calcext:value-type="float">
            <text:p>0.0137</text:p>
          </table:table-cell>
          <table:table-cell table:formula="of:=[.G8]*10^9" office:value-type="float" office:value="13700000" calcext:value-type="float">
            <text:p>13700000</text:p>
          </table:table-cell>
          <table:table-cell table:style-name="ce12" table:formula="of:=[.H8]/[.$A$1]/[.E8]" office:value-type="float" office:value="0.4180908203125" calcext:value-type="float">
            <text:p>0.4181</text:p>
          </table:table-cell>
          <table:table-cell office:value-type="float" office:value="0.0203" calcext:value-type="float">
            <text:p>0.0203</text:p>
          </table:table-cell>
          <table:table-cell table:formula="of:=[.J8]*10^9" office:value-type="float" office:value="20300000" calcext:value-type="float">
            <text:p>20300000</text:p>
          </table:table-cell>
          <table:table-cell table:style-name="ce12" table:formula="of:=[.K8]/[.$A$1]/[.E8]" office:value-type="float" office:value="0.6195068359375" calcext:value-type="float">
            <text:p>0.6195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65536" calcext:value-type="float">
            <text:p>65536</text:p>
          </table:table-cell>
          <table:table-cell table:formula="of:=([.E9]/1024)*4" office:value-type="float" office:value="256" calcext:value-type="float">
            <text:p>256</text:p>
          </table:table-cell>
          <table:table-cell office:value-type="float" office:value="0.0275" calcext:value-type="float">
            <text:p>0.0275</text:p>
          </table:table-cell>
          <table:table-cell table:formula="of:=[.G9]*10^9" office:value-type="float" office:value="27500000" calcext:value-type="float">
            <text:p>27500000</text:p>
          </table:table-cell>
          <table:table-cell table:style-name="ce12" table:formula="of:=[.H9]/[.$A$1]/[.E9]" office:value-type="float" office:value="0.41961669921875" calcext:value-type="float">
            <text:p>0.4196</text:p>
          </table:table-cell>
          <table:table-cell office:value-type="float" office:value="0.0564" calcext:value-type="float">
            <text:p>0.0564</text:p>
          </table:table-cell>
          <table:table-cell table:formula="of:=[.J9]*10^9" office:value-type="float" office:value="56400000" calcext:value-type="float">
            <text:p>56400000</text:p>
          </table:table-cell>
          <table:table-cell table:style-name="ce12" table:formula="of:=[.K9]/[.$A$1]/[.E9]" office:value-type="float" office:value="0.860595703125" calcext:value-type="float">
            <text:p>0.8606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131072" calcext:value-type="float">
            <text:p>131072</text:p>
          </table:table-cell>
          <table:table-cell table:formula="of:=([.E10]/1024)*4" office:value-type="float" office:value="512" calcext:value-type="float">
            <text:p>512</text:p>
          </table:table-cell>
          <table:table-cell office:value-type="float" office:value="0.054" calcext:value-type="float">
            <text:p>0.054</text:p>
          </table:table-cell>
          <table:table-cell table:formula="of:=[.G10]*10^9" office:value-type="float" office:value="54000000" calcext:value-type="float">
            <text:p>54000000</text:p>
          </table:table-cell>
          <table:table-cell table:style-name="ce12" table:formula="of:=[.H10]/[.$A$1]/[.E10]" office:value-type="float" office:value="0.4119873046875" calcext:value-type="float">
            <text:p>0.4120</text:p>
          </table:table-cell>
          <table:table-cell office:value-type="float" office:value="0.1486" calcext:value-type="float">
            <text:p>0.1486</text:p>
          </table:table-cell>
          <table:table-cell table:formula="of:=[.J10]*10^9" office:value-type="float" office:value="148600000" calcext:value-type="float">
            <text:p>148600000</text:p>
          </table:table-cell>
          <table:table-cell table:style-name="ce12" table:formula="of:=[.K10]/[.$A$1]/[.E10]" office:value-type="float" office:value="1.13372802734375" calcext:value-type="float">
            <text:p>1.1337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262144" calcext:value-type="float">
            <text:p>262144</text:p>
          </table:table-cell>
          <table:table-cell table:formula="of:=([.E11]/1024)*4" office:value-type="float" office:value="1024" calcext:value-type="float">
            <text:p>1024</text:p>
          </table:table-cell>
          <table:table-cell office:value-type="float" office:value="0.1066" calcext:value-type="float">
            <text:p>0.1066</text:p>
          </table:table-cell>
          <table:table-cell table:formula="of:=[.G11]*10^9" office:value-type="float" office:value="106600000" calcext:value-type="float">
            <text:p>106600000</text:p>
          </table:table-cell>
          <table:table-cell table:style-name="ce12" table:formula="of:=[.H11]/[.$A$1]/[.E11]" office:value-type="float" office:value="0.406646728515625" calcext:value-type="float">
            <text:p>0.4066</text:p>
          </table:table-cell>
          <table:table-cell office:value-type="float" office:value="0.3311" calcext:value-type="float">
            <text:p>0.3311</text:p>
          </table:table-cell>
          <table:table-cell table:formula="of:=[.J11]*10^9" office:value-type="float" office:value="331100000" calcext:value-type="float">
            <text:p>331100000</text:p>
          </table:table-cell>
          <table:table-cell table:style-name="ce12" table:formula="of:=[.K11]/[.$A$1]/[.E11]" office:value-type="float" office:value="1.26304626464844" calcext:value-type="float">
            <text:p>1.2630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524288" calcext:value-type="float">
            <text:p>524288</text:p>
          </table:table-cell>
          <table:table-cell table:formula="of:=([.E12]/1024)*4" office:value-type="float" office:value="2048" calcext:value-type="float">
            <text:p>2048</text:p>
          </table:table-cell>
          <table:table-cell office:value-type="float" office:value="0.2168" calcext:value-type="float">
            <text:p>0.2168</text:p>
          </table:table-cell>
          <table:table-cell table:formula="of:=[.G12]*10^9" office:value-type="float" office:value="216800000" calcext:value-type="float">
            <text:p>216800000</text:p>
          </table:table-cell>
          <table:table-cell table:style-name="ce12" table:formula="of:=[.H12]/[.$A$1]/[.E12]" office:value-type="float" office:value="0.41351318359375" calcext:value-type="float">
            <text:p>0.4135</text:p>
          </table:table-cell>
          <table:table-cell office:value-type="float" office:value="0.6982" calcext:value-type="float">
            <text:p>0.6982</text:p>
          </table:table-cell>
          <table:table-cell table:formula="of:=[.J12]*10^9" office:value-type="float" office:value="698200000" calcext:value-type="float">
            <text:p>698200000</text:p>
          </table:table-cell>
          <table:table-cell table:style-name="ce12" table:formula="of:=[.K12]/[.$A$1]/[.E12]" office:value-type="float" office:value="1.33171081542969" calcext:value-type="float">
            <text:p>1.3317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1048576" calcext:value-type="float">
            <text:p>1048576</text:p>
          </table:table-cell>
          <table:table-cell table:formula="of:=([.E13]/1024)*4" office:value-type="float" office:value="4096" calcext:value-type="float">
            <text:p>4096</text:p>
          </table:table-cell>
          <table:table-cell office:value-type="float" office:value="0.4643" calcext:value-type="float">
            <text:p>0.4643</text:p>
          </table:table-cell>
          <table:table-cell table:formula="of:=[.G13]*10^9" office:value-type="float" office:value="464300000" calcext:value-type="float">
            <text:p>464300000</text:p>
          </table:table-cell>
          <table:table-cell table:style-name="ce12" table:formula="of:=[.H13]/[.$A$1]/[.E13]" office:value-type="float" office:value="0.442790985107422" calcext:value-type="float">
            <text:p>0.4428</text:p>
          </table:table-cell>
          <table:table-cell office:value-type="float" office:value="2.2063" calcext:value-type="float">
            <text:p>2.2063</text:p>
          </table:table-cell>
          <table:table-cell table:formula="of:=[.J13]*10^9" office:value-type="float" office:value="2206300000" calcext:value-type="float">
            <text:p>2206300000</text:p>
          </table:table-cell>
          <table:table-cell table:style-name="ce12" table:formula="of:=[.K13]/[.$A$1]/[.E13]" office:value-type="float" office:value="2.10409164428711" calcext:value-type="float">
            <text:p>2.1041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2097152" calcext:value-type="float">
            <text:p>2097152</text:p>
          </table:table-cell>
          <table:table-cell table:formula="of:=([.E14]/1024)*4" office:value-type="float" office:value="8192" calcext:value-type="float">
            <text:p>8192</text:p>
          </table:table-cell>
          <table:table-cell office:value-type="float" office:value="1.0096" calcext:value-type="float">
            <text:p>1.0096</text:p>
          </table:table-cell>
          <table:table-cell table:formula="of:=[.G14]*10^9" office:value-type="float" office:value="1009600000" calcext:value-type="float">
            <text:p>1009600000</text:p>
          </table:table-cell>
          <table:table-cell table:style-name="ce12" table:formula="of:=[.H14]/[.$A$1]/[.E14]" office:value-type="float" office:value="0.481414794921875" calcext:value-type="float">
            <text:p>0.4814</text:p>
          </table:table-cell>
          <table:table-cell office:value-type="float" office:value="7.6077" calcext:value-type="float">
            <text:p>7.6077</text:p>
          </table:table-cell>
          <table:table-cell table:formula="of:=[.J14]*10^9" office:value-type="float" office:value="7607700000" calcext:value-type="float">
            <text:p>7607700000</text:p>
          </table:table-cell>
          <table:table-cell table:style-name="ce12" table:formula="of:=[.K14]/[.$A$1]/[.E14]" office:value-type="float" office:value="3.62763404846191" calcext:value-type="float">
            <text:p>3.6276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194304" calcext:value-type="float">
            <text:p>4194304</text:p>
          </table:table-cell>
          <table:table-cell table:formula="of:=([.E15]/1024)*4" office:value-type="float" office:value="16384" calcext:value-type="float">
            <text:p>16384</text:p>
          </table:table-cell>
          <table:table-cell office:value-type="float" office:value="2.3981" calcext:value-type="float">
            <text:p>2.3981</text:p>
          </table:table-cell>
          <table:table-cell table:formula="of:=[.G15]*10^9" office:value-type="float" office:value="2398100000" calcext:value-type="float">
            <text:p>2398100000</text:p>
          </table:table-cell>
          <table:table-cell table:style-name="ce12" table:formula="of:=[.H15]/[.$A$1]/[.E15]" office:value-type="float" office:value="0.571751594543457" calcext:value-type="float">
            <text:p>0.5718</text:p>
          </table:table-cell>
          <table:table-cell office:value-type="float" office:value="28.2482" calcext:value-type="float">
            <text:p>28.2482</text:p>
          </table:table-cell>
          <table:table-cell table:formula="of:=[.J15]*10^9" office:value-type="float" office:value="28248200000" calcext:value-type="float">
            <text:p>28248200000</text:p>
          </table:table-cell>
          <table:table-cell table:style-name="ce12" table:formula="of:=[.K15]/[.$A$1]/[.E15]" office:value-type="float" office:value="6.73489570617676" calcext:value-type="float">
            <text:p>6.7349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78" calcext:value-type="float">
            <text:p>0.0078</text:p>
          </table:table-cell>
          <table:table-cell/>
          <table:table-cell office:value-type="float" office:value="8388608" calcext:value-type="float">
            <text:p>8388608</text:p>
          </table:table-cell>
          <table:table-cell table:formula="of:=([.E16]/1024)*4" office:value-type="float" office:value="32768" calcext:value-type="float">
            <text:p>32768</text:p>
          </table:table-cell>
          <table:table-cell office:value-type="float" office:value="5.5145" calcext:value-type="float">
            <text:p>5.5145</text:p>
          </table:table-cell>
          <table:table-cell table:formula="of:=[.G16]*10^9" office:value-type="float" office:value="5514500000" calcext:value-type="float">
            <text:p>5514500000</text:p>
          </table:table-cell>
          <table:table-cell table:style-name="ce12" table:formula="of:=[.H16]/[.$A$1]/[.E16]" office:value-type="float" office:value="0.657379627227783" calcext:value-type="float">
            <text:p>0.6574</text:p>
          </table:table-cell>
          <table:table-cell office:value-type="float" office:value="73.4966" calcext:value-type="float">
            <text:p>73.4966</text:p>
          </table:table-cell>
          <table:table-cell table:formula="of:=[.J16]*10^9" office:value-type="float" office:value="73496600000" calcext:value-type="float">
            <text:p>73496600000</text:p>
          </table:table-cell>
          <table:table-cell table:style-name="ce12" table:formula="of:=[.K16]/[.$A$1]/[.E16]" office:value-type="float" office:value="8.76147747039795" calcext:value-type="float">
            <text:p>8.7615</text:p>
          </table:table-cell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091" calcext:value-type="float">
            <text:p>0.0091</text:p>
          </table:table-cell>
          <table:table-cell/>
          <table:table-cell office:value-type="float" office:value="16777216" calcext:value-type="float">
            <text:p>16777216</text:p>
          </table:table-cell>
          <table:table-cell table:formula="of:=([.E17]/1024)*4" office:value-type="float" office:value="65536" calcext:value-type="float">
            <text:p>65536</text:p>
          </table:table-cell>
          <table:table-cell office:value-type="float" office:value="10.2229" calcext:value-type="float">
            <text:p>10.2229</text:p>
          </table:table-cell>
          <table:table-cell table:formula="of:=[.G17]*10^9" office:value-type="float" office:value="10222900000" calcext:value-type="float">
            <text:p>10222900000</text:p>
          </table:table-cell>
          <table:table-cell table:style-name="ce12" table:formula="of:=[.H17]/[.$A$1]/[.E17]" office:value-type="float" office:value="0.609332323074341" calcext:value-type="float">
            <text:p>0.6093</text:p>
          </table:table-cell>
          <table:table-cell office:value-type="float" office:value="159.1908" calcext:value-type="float">
            <text:p>159.1908</text:p>
          </table:table-cell>
          <table:table-cell table:formula="of:=[.J17]*10^9" office:value-type="float" office:value="159190800000" calcext:value-type="float">
            <text:p>159190800000</text:p>
          </table:table-cell>
          <table:table-cell table:style-name="ce12" table:formula="of:=[.K17]/[.$A$1]/[.E17]" office:value-type="float" office:value="9.48851108551025" calcext:value-type="float">
            <text:p>9.4885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32768" calcext:value-type="float">
            <text:p>327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137" calcext:value-type="float">
            <text:p>0.01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203" calcext:value-type="float">
            <text:p>0.02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65536" calcext:value-type="float">
            <text:p>655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275" calcext:value-type="float">
            <text:p>0.02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564" calcext:value-type="float">
            <text:p>0.05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31072" calcext:value-type="float">
            <text:p>13107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054" calcext:value-type="float">
            <text:p>0.05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1486" calcext:value-type="float">
            <text:p>0.14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262144" calcext:value-type="float">
            <text:p>2621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1066" calcext:value-type="float">
            <text:p>0.10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3311" calcext:value-type="float">
            <text:p>0.33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524288" calcext:value-type="float">
            <text:p>5242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2168" calcext:value-type="float">
            <text:p>0.21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6982" calcext:value-type="float">
            <text:p>0.69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048576" calcext:value-type="float">
            <text:p>10485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0.4643" calcext:value-type="float">
            <text:p>0.46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2.2063" calcext:value-type="float">
            <text:p>2.20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2097152" calcext:value-type="float">
            <text:p>209715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1.0096" calcext:value-type="float">
            <text:p>1.00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7.6077" calcext:value-type="float">
            <text:p>7.60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4194304" calcext:value-type="float">
            <text:p>41943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2.3981" calcext:value-type="float">
            <text:p>2.39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28.2482" calcext:value-type="float">
            <text:p>28.24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8388608" calcext:value-type="float">
            <text:p>83886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5.5145" calcext:value-type="float">
            <text:p>5.51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73.4966" calcext:value-type="float">
            <text:p>73.496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6777216" calcext:value-type="float">
            <text:p>16777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10.2229" calcext:value-type="float">
            <text:p>10.22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:</text:p>
          </table:table-cell>
          <table:table-cell office:value-type="float" office:value="159.1908" calcext:value-type="float">
            <text:p>159.1908</text:p>
          </table:table-cell>
          <table:table-cell table:number-columns-repeated="9"/>
        </table:table-row>
      </table:table>
      <table:table table:name="1609" table:style-name="ta1">
        <table:shapes>
          <draw:frame draw:z-index="0" draw:style-name="gr1" draw:text-style-name="P1" svg:width="159.99mm" svg:height="89.99mm" svg:x="80.3mm" svg:y="104.34mm">
            <loext:p draw:notify-on-update-of-ranges="'1609'.E3:'1609'.E21 '1609'.H3:'1609'.H21 '1609'.K3:'1609'.K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  <table:table-cell office:value-type="string" calcext:value-type="string">
            <text:p>linear</text:p>
          </table:table-cell>
          <table:table-cell table:number-columns-repeated="2"/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s per iter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s per iter</text:p>
          </table:table-cell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formula="of:=([.D3]/1024)*4" office:value-type="float" office:value="4" calcext:value-type="float">
            <text:p>4</text:p>
          </table:table-cell>
          <table:table-cell office:value-type="float" office:value="0.0003" calcext:value-type="float">
            <text:p>0.0003</text:p>
          </table:table-cell>
          <table:table-cell table:formula="of:=[.F3]*10^9" office:value-type="float" office:value="300000" calcext:value-type="float">
            <text:p>300000</text:p>
          </table:table-cell>
          <table:table-cell table:style-name="ce12" table:formula="of:=([.G3]/[.$A$2])/[.D3]" office:value-type="float" office:value="0.5859375" calcext:value-type="float">
            <text:p>0.5859</text:p>
          </table:table-cell>
          <table:table-cell office:value-type="float" office:value="0.0003" calcext:value-type="float">
            <text:p>0.0003</text:p>
          </table:table-cell>
          <table:table-cell table:formula="of:=[.I3]*10^9" office:value-type="float" office:value="300000" calcext:value-type="float">
            <text:p>300000</text:p>
          </table:table-cell>
          <table:table-cell table:style-name="ce12" table:formula="of:=[.J3]/[.$A$2]/[.D3]" office:value-type="float" office:value="0.5859375" calcext:value-type="float">
            <text:p>0.5859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([.D4]/1024)*4" office:value-type="float" office:value="8" calcext:value-type="float">
            <text:p>8</text:p>
          </table:table-cell>
          <table:table-cell office:value-type="float" office:value="0.0005" calcext:value-type="float">
            <text:p>0.0005</text:p>
          </table:table-cell>
          <table:table-cell table:formula="of:=[.F4]*10^9" office:value-type="float" office:value="500000" calcext:value-type="float">
            <text:p>500000</text:p>
          </table:table-cell>
          <table:table-cell table:style-name="ce12" table:formula="of:=([.G4]/[.$A$2])/[.D4]" office:value-type="float" office:value="0.48828125" calcext:value-type="float">
            <text:p>0.4883</text:p>
          </table:table-cell>
          <table:table-cell office:value-type="float" office:value="0.0005" calcext:value-type="float">
            <text:p>0.0005</text:p>
          </table:table-cell>
          <table:table-cell table:formula="of:=[.I4]*10^9" office:value-type="float" office:value="500000" calcext:value-type="float">
            <text:p>500000</text:p>
          </table:table-cell>
          <table:table-cell table:style-name="ce12" table:formula="of:=[.J4]/[.$A$2]/[.D4]" office:value-type="float" office:value="0.48828125" calcext:value-type="float">
            <text:p>0.48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secs</text:p>
          </table:table-cell>
          <table:table-cell office:value-type="float" office:value="4096" calcext:value-type="float">
            <text:p>4096</text:p>
          </table:table-cell>
          <table:table-cell table:formula="of:=([.D5]/1024)*4" office:value-type="float" office:value="16" calcext:value-type="float">
            <text:p>16</text:p>
          </table:table-cell>
          <table:table-cell office:value-type="float" office:value="0.0009" calcext:value-type="float">
            <text:p>0.0009</text:p>
          </table:table-cell>
          <table:table-cell table:formula="of:=[.F5]*10^9" office:value-type="float" office:value="900000" calcext:value-type="float">
            <text:p>900000</text:p>
          </table:table-cell>
          <table:table-cell table:style-name="ce12" table:formula="of:=([.G5]/[.$A$2])/[.D5]" office:value-type="float" office:value="0.439453125" calcext:value-type="float">
            <text:p>0.4395</text:p>
          </table:table-cell>
          <table:table-cell office:value-type="float" office:value="0.0008" calcext:value-type="float">
            <text:p>0.0008</text:p>
          </table:table-cell>
          <table:table-cell table:formula="of:=[.I5]*10^9" office:value-type="float" office:value="800000" calcext:value-type="float">
            <text:p>800000</text:p>
          </table:table-cell>
          <table:table-cell table:style-name="ce12" table:formula="of:=[.J5]/[.$A$2]/[.D5]" office:value-type="float" office:value="0.390625" calcext:value-type="float">
            <text:p>0.390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secs</text:p>
          </table:table-cell>
          <table:table-cell office:value-type="float" office:value="8192" calcext:value-type="float">
            <text:p>8192</text:p>
          </table:table-cell>
          <table:table-cell table:formula="of:=([.D6]/1024)*4" office:value-type="float" office:value="32" calcext:value-type="float">
            <text:p>32</text:p>
          </table:table-cell>
          <table:table-cell office:value-type="float" office:value="0.0022" calcext:value-type="float">
            <text:p>0.0022</text:p>
          </table:table-cell>
          <table:table-cell table:formula="of:=[.F6]*10^9" office:value-type="float" office:value="2200000" calcext:value-type="float">
            <text:p>2200000</text:p>
          </table:table-cell>
          <table:table-cell table:style-name="ce12" table:formula="of:=([.G6]/[.$A$2])/[.D6]" office:value-type="float" office:value="0.537109375" calcext:value-type="float">
            <text:p>0.5371</text:p>
          </table:table-cell>
          <table:table-cell office:value-type="float" office:value="0.002" calcext:value-type="float">
            <text:p>0.002</text:p>
          </table:table-cell>
          <table:table-cell table:formula="of:=[.I6]*10^9" office:value-type="float" office:value="2000000" calcext:value-type="float">
            <text:p>2000000</text:p>
          </table:table-cell>
          <table:table-cell table:style-name="ce12" table:formula="of:=[.J6]/[.$A$2]/[.D6]" office:value-type="float" office:value="0.48828125" calcext:value-type="float">
            <text:p>0.4883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([.D7]/1024)*4" office:value-type="float" office:value="64" calcext:value-type="float">
            <text:p>64</text:p>
          </table:table-cell>
          <table:table-cell office:value-type="float" office:value="0.0041" calcext:value-type="float">
            <text:p>0.0041</text:p>
          </table:table-cell>
          <table:table-cell table:formula="of:=[.F7]*10^9" office:value-type="float" office:value="4100000" calcext:value-type="float">
            <text:p>4100000</text:p>
          </table:table-cell>
          <table:table-cell table:style-name="ce12" table:formula="of:=([.G7]/[.$A$2])/[.D7]" office:value-type="float" office:value="0.50048828125" calcext:value-type="float">
            <text:p>0.5005</text:p>
          </table:table-cell>
          <table:table-cell office:value-type="float" office:value="0.004" calcext:value-type="float">
            <text:p>0.004</text:p>
          </table:table-cell>
          <table:table-cell table:formula="of:=[.I7]*10^9" office:value-type="float" office:value="4000000" calcext:value-type="float">
            <text:p>4000000</text:p>
          </table:table-cell>
          <table:table-cell table:style-name="ce12" table:formula="of:=[.J7]/[.$A$2]/[.D7]" office:value-type="float" office:value="0.48828125" calcext:value-type="float">
            <text:p>0.488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secs</text:p>
          </table:table-cell>
          <table:table-cell office:value-type="float" office:value="32768" calcext:value-type="float">
            <text:p>32768</text:p>
          </table:table-cell>
          <table:table-cell table:formula="of:=([.D8]/1024)*4" office:value-type="float" office:value="128" calcext:value-type="float">
            <text:p>128</text:p>
          </table:table-cell>
          <table:table-cell office:value-type="float" office:value="0.0068" calcext:value-type="float">
            <text:p>0.0068</text:p>
          </table:table-cell>
          <table:table-cell table:formula="of:=[.F8]*10^9" office:value-type="float" office:value="6800000" calcext:value-type="float">
            <text:p>6800000</text:p>
          </table:table-cell>
          <table:table-cell table:style-name="ce12" table:formula="of:=([.G8]/[.$A$2])/[.D8]" office:value-type="float" office:value="0.4150390625" calcext:value-type="float">
            <text:p>0.4150</text:p>
          </table:table-cell>
          <table:table-cell office:value-type="float" office:value="0.009" calcext:value-type="float">
            <text:p>0.009</text:p>
          </table:table-cell>
          <table:table-cell table:formula="of:=[.I8]*10^9" office:value-type="float" office:value="9000000" calcext:value-type="float">
            <text:p>9000000</text:p>
          </table:table-cell>
          <table:table-cell table:style-name="ce12" table:formula="of:=[.J8]/[.$A$2]/[.D8]" office:value-type="float" office:value="0.54931640625" calcext:value-type="float">
            <text:p>0.5493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secs</text:p>
          </table:table-cell>
          <table:table-cell office:value-type="float" office:value="65536" calcext:value-type="float">
            <text:p>65536</text:p>
          </table:table-cell>
          <table:table-cell table:formula="of:=([.D9]/1024)*4" office:value-type="float" office:value="256" calcext:value-type="float">
            <text:p>256</text:p>
          </table:table-cell>
          <table:table-cell office:value-type="float" office:value="0.0138" calcext:value-type="float">
            <text:p>0.0138</text:p>
          </table:table-cell>
          <table:table-cell table:formula="of:=[.F9]*10^9" office:value-type="float" office:value="13800000" calcext:value-type="float">
            <text:p>13800000</text:p>
          </table:table-cell>
          <table:table-cell table:style-name="ce12" table:formula="of:=([.G9]/[.$A$2])/[.D9]" office:value-type="float" office:value="0.421142578125" calcext:value-type="float">
            <text:p>0.4211</text:p>
          </table:table-cell>
          <table:table-cell office:value-type="float" office:value="0.0259" calcext:value-type="float">
            <text:p>0.0259</text:p>
          </table:table-cell>
          <table:table-cell table:formula="of:=[.I9]*10^9" office:value-type="float" office:value="25900000" calcext:value-type="float">
            <text:p>25900000</text:p>
          </table:table-cell>
          <table:table-cell table:style-name="ce12" table:formula="of:=[.J9]/[.$A$2]/[.D9]" office:value-type="float" office:value="0.7904052734375" calcext:value-type="float">
            <text:p>0.7904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31072" calcext:value-type="float">
            <text:p>131072</text:p>
          </table:table-cell>
          <table:table-cell table:formula="of:=([.D10]/1024)*4" office:value-type="float" office:value="512" calcext:value-type="float">
            <text:p>512</text:p>
          </table:table-cell>
          <table:table-cell office:value-type="float" office:value="0.028" calcext:value-type="float">
            <text:p>0.028</text:p>
          </table:table-cell>
          <table:table-cell table:formula="of:=[.F10]*10^9" office:value-type="float" office:value="28000000" calcext:value-type="float">
            <text:p>28000000</text:p>
          </table:table-cell>
          <table:table-cell table:style-name="ce12" table:formula="of:=([.G10]/[.$A$2])/[.D10]" office:value-type="float" office:value="0.42724609375" calcext:value-type="float">
            <text:p>0.4272</text:p>
          </table:table-cell>
          <table:table-cell office:value-type="float" office:value="0.0734" calcext:value-type="float">
            <text:p>0.0734</text:p>
          </table:table-cell>
          <table:table-cell table:formula="of:=[.I10]*10^9" office:value-type="float" office:value="73400000" calcext:value-type="float">
            <text:p>73400000</text:p>
          </table:table-cell>
          <table:table-cell table:style-name="ce12" table:formula="of:=[.J10]/[.$A$2]/[.D10]" office:value-type="float" office:value="1.1199951171875" calcext:value-type="float">
            <text:p>1.120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secs</text:p>
          </table:table-cell>
          <table:table-cell office:value-type="float" office:value="262144" calcext:value-type="float">
            <text:p>262144</text:p>
          </table:table-cell>
          <table:table-cell table:formula="of:=([.D11]/1024)*4" office:value-type="float" office:value="1024" calcext:value-type="float">
            <text:p>1024</text:p>
          </table:table-cell>
          <table:table-cell office:value-type="float" office:value="0.0547" calcext:value-type="float">
            <text:p>0.0547</text:p>
          </table:table-cell>
          <table:table-cell table:formula="of:=[.F11]*10^9" office:value-type="float" office:value="54700000" calcext:value-type="float">
            <text:p>54700000</text:p>
          </table:table-cell>
          <table:table-cell table:style-name="ce12" table:formula="of:=([.G11]/[.$A$2])/[.D11]" office:value-type="float" office:value="0.417327880859375" calcext:value-type="float">
            <text:p>0.4173</text:p>
          </table:table-cell>
          <table:table-cell office:value-type="float" office:value="0.1667" calcext:value-type="float">
            <text:p>0.1667</text:p>
          </table:table-cell>
          <table:table-cell table:formula="of:=[.I11]*10^9" office:value-type="float" office:value="166700000" calcext:value-type="float">
            <text:p>166700000</text:p>
          </table:table-cell>
          <table:table-cell table:style-name="ce12" table:formula="of:=[.J11]/[.$A$2]/[.D11]" office:value-type="float" office:value="1.27182006835938" calcext:value-type="float">
            <text:p>1.271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secs</text:p>
          </table:table-cell>
          <table:table-cell office:value-type="float" office:value="524288" calcext:value-type="float">
            <text:p>524288</text:p>
          </table:table-cell>
          <table:table-cell table:formula="of:=([.D12]/1024)*4" office:value-type="float" office:value="2048" calcext:value-type="float">
            <text:p>2048</text:p>
          </table:table-cell>
          <table:table-cell office:value-type="float" office:value="0.1108" calcext:value-type="float">
            <text:p>0.1108</text:p>
          </table:table-cell>
          <table:table-cell table:formula="of:=[.F12]*10^9" office:value-type="float" office:value="110800000" calcext:value-type="float">
            <text:p>110800000</text:p>
          </table:table-cell>
          <table:table-cell table:style-name="ce12" table:formula="of:=([.G12]/[.$A$2])/[.D12]" office:value-type="float" office:value="0.42266845703125" calcext:value-type="float">
            <text:p>0.4227</text:p>
          </table:table-cell>
          <table:table-cell office:value-type="float" office:value="0.3691" calcext:value-type="float">
            <text:p>0.3691</text:p>
          </table:table-cell>
          <table:table-cell table:formula="of:=[.I12]*10^9" office:value-type="float" office:value="369100000" calcext:value-type="float">
            <text:p>369100000</text:p>
          </table:table-cell>
          <table:table-cell table:style-name="ce12" table:formula="of:=[.J12]/[.$A$2]/[.D12]" office:value-type="float" office:value="1.40800476074219" calcext:value-type="float">
            <text:p>1.4080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float" office:value="1048576" calcext:value-type="float">
            <text:p>1048576</text:p>
          </table:table-cell>
          <table:table-cell table:formula="of:=([.D13]/1024)*4" office:value-type="float" office:value="4096" calcext:value-type="float">
            <text:p>4096</text:p>
          </table:table-cell>
          <table:table-cell office:value-type="float" office:value="0.2299" calcext:value-type="float">
            <text:p>0.2299</text:p>
          </table:table-cell>
          <table:table-cell table:formula="of:=[.F13]*10^9" office:value-type="float" office:value="229900000" calcext:value-type="float">
            <text:p>229900000</text:p>
          </table:table-cell>
          <table:table-cell table:style-name="ce12" table:formula="of:=([.G13]/[.$A$2])/[.D13]" office:value-type="float" office:value="0.438499450683594" calcext:value-type="float">
            <text:p>0.4385</text:p>
          </table:table-cell>
          <table:table-cell office:value-type="float" office:value="1.0691" calcext:value-type="float">
            <text:p>1.0691</text:p>
          </table:table-cell>
          <table:table-cell table:formula="of:=[.I13]*10^9" office:value-type="float" office:value="1069100000" calcext:value-type="float">
            <text:p>1069100000</text:p>
          </table:table-cell>
          <table:table-cell table:style-name="ce12" table:formula="of:=[.J13]/[.$A$2]/[.D13]" office:value-type="float" office:value="2.03914642333984" calcext:value-type="float">
            <text:p>2.0391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secs</text:p>
          </table:table-cell>
          <table:table-cell office:value-type="float" office:value="2097152" calcext:value-type="float">
            <text:p>2097152</text:p>
          </table:table-cell>
          <table:table-cell table:formula="of:=([.D14]/1024)*4" office:value-type="float" office:value="8192" calcext:value-type="float">
            <text:p>8192</text:p>
          </table:table-cell>
          <table:table-cell office:value-type="float" office:value="0.5252" calcext:value-type="float">
            <text:p>0.5252</text:p>
          </table:table-cell>
          <table:table-cell table:formula="of:=[.F14]*10^9" office:value-type="float" office:value="525200000" calcext:value-type="float">
            <text:p>525200000</text:p>
          </table:table-cell>
          <table:table-cell table:style-name="ce12" table:formula="of:=([.G14]/[.$A$2])/[.D14]" office:value-type="float" office:value="0.500869750976563" calcext:value-type="float">
            <text:p>0.5009</text:p>
          </table:table-cell>
          <table:table-cell office:value-type="float" office:value="3.8939" calcext:value-type="float">
            <text:p>3.8939</text:p>
          </table:table-cell>
          <table:table-cell table:formula="of:=[.I14]*10^9" office:value-type="float" office:value="3893900000" calcext:value-type="float">
            <text:p>3893900000</text:p>
          </table:table-cell>
          <table:table-cell table:style-name="ce12" table:formula="of:=[.J14]/[.$A$2]/[.D14]" office:value-type="float" office:value="3.7135124206543" calcext:value-type="float">
            <text:p>3.713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ecs</text:p>
          </table:table-cell>
          <table:table-cell office:value-type="float" office:value="4194304" calcext:value-type="float">
            <text:p>4194304</text:p>
          </table:table-cell>
          <table:table-cell table:formula="of:=([.D15]/1024)*4" office:value-type="float" office:value="16384" calcext:value-type="float">
            <text:p>16384</text:p>
          </table:table-cell>
          <table:table-cell office:value-type="float" office:value="1.1745" calcext:value-type="float">
            <text:p>1.1745</text:p>
          </table:table-cell>
          <table:table-cell table:formula="of:=[.F15]*10^9" office:value-type="float" office:value="1174500000" calcext:value-type="float">
            <text:p>1174500000</text:p>
          </table:table-cell>
          <table:table-cell table:style-name="ce12" table:formula="of:=([.G15]/[.$A$2])/[.D15]" office:value-type="float" office:value="0.56004524230957" calcext:value-type="float">
            <text:p>0.5600</text:p>
          </table:table-cell>
          <table:table-cell office:value-type="float" office:value="13.5911" calcext:value-type="float">
            <text:p>13.5911</text:p>
          </table:table-cell>
          <table:table-cell table:formula="of:=[.I15]*10^9" office:value-type="float" office:value="13591100000" calcext:value-type="float">
            <text:p>13591100000</text:p>
          </table:table-cell>
          <table:table-cell table:style-name="ce12" table:formula="of:=[.J15]/[.$A$2]/[.D15]" office:value-type="float" office:value="6.48074150085449" calcext:value-type="float">
            <text:p>6.4807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8388608" calcext:value-type="float">
            <text:p>8388608</text:p>
          </table:table-cell>
          <table:table-cell table:formula="of:=([.D16]/1024)*4" office:value-type="float" office:value="32768" calcext:value-type="float">
            <text:p>32768</text:p>
          </table:table-cell>
          <table:table-cell office:value-type="float" office:value="2.4389" calcext:value-type="float">
            <text:p>2.4389</text:p>
          </table:table-cell>
          <table:table-cell table:formula="of:=[.F16]*10^9" office:value-type="float" office:value="2438900000" calcext:value-type="float">
            <text:p>2438900000</text:p>
          </table:table-cell>
          <table:table-cell table:style-name="ce12" table:formula="of:=([.G16]/[.$A$2])/[.D16]" office:value-type="float" office:value="0.581479072570801" calcext:value-type="float">
            <text:p>0.5815</text:p>
          </table:table-cell>
          <table:table-cell office:value-type="float" office:value="33.6133" calcext:value-type="float">
            <text:p>33.6133</text:p>
          </table:table-cell>
          <table:table-cell table:formula="of:=[.I16]*10^9" office:value-type="float" office:value="33613300000" calcext:value-type="float">
            <text:p>33613300000</text:p>
          </table:table-cell>
          <table:table-cell table:style-name="ce12" table:formula="of:=[.J16]/[.$A$2]/[.D16]" office:value-type="float" office:value="8.01403522491455" calcext:value-type="float">
            <text:p>8.014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secs</text:p>
          </table:table-cell>
          <table:table-cell office:value-type="float" office:value="16777216" calcext:value-type="float">
            <text:p>16777216</text:p>
          </table:table-cell>
          <table:table-cell table:formula="of:=([.D17]/1024)*4" office:value-type="float" office:value="65536" calcext:value-type="float">
            <text:p>65536</text:p>
          </table:table-cell>
          <table:table-cell office:value-type="float" office:value="5.1795" calcext:value-type="float">
            <text:p>5.1795</text:p>
          </table:table-cell>
          <table:table-cell table:formula="of:=[.F17]*10^9" office:value-type="float" office:value="5179500000" calcext:value-type="float">
            <text:p>5179500000</text:p>
          </table:table-cell>
          <table:table-cell table:style-name="ce12" table:formula="of:=([.G17]/[.$A$2])/[.D17]" office:value-type="float" office:value="0.617444515228272" calcext:value-type="float">
            <text:p>0.6174</text:p>
          </table:table-cell>
          <table:table-cell office:value-type="float" office:value="76.5762" calcext:value-type="float">
            <text:p>76.5762</text:p>
          </table:table-cell>
          <table:table-cell table:formula="of:=[.I17]*10^9" office:value-type="float" office:value="76576200000" calcext:value-type="float">
            <text:p>76576200000</text:p>
          </table:table-cell>
          <table:table-cell table:style-name="ce12" table:formula="of:=[.J17]/[.$A$2]/[.D17]" office:value-type="float" office:value="9.12859439849854" calcext:value-type="float">
            <text:p>9.128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ecs</text:p>
          </table:table-cell>
          <table:table-cell office:value-type="float" office:value="33554432" calcext:value-type="float">
            <text:p>33554432</text:p>
          </table:table-cell>
          <table:table-cell table:formula="of:=([.D18]/1024)*4" office:value-type="float" office:value="131072" calcext:value-type="float">
            <text:p>131072</text:p>
          </table:table-cell>
          <table:table-cell office:value-type="float" office:value="8.6692" calcext:value-type="float">
            <text:p>8.6692</text:p>
          </table:table-cell>
          <table:table-cell table:formula="of:=[.F18]*10^9" office:value-type="float" office:value="8669200000" calcext:value-type="float">
            <text:p>8669200000</text:p>
          </table:table-cell>
          <table:table-cell table:style-name="ce12" table:formula="of:=([.G18]/[.$A$2])/[.D18]" office:value-type="float" office:value="0.516724586486816" calcext:value-type="float">
            <text:p>0.5167</text:p>
          </table:table-cell>
          <table:table-cell office:value-type="float" office:value="156.5364" calcext:value-type="float">
            <text:p>156.5364</text:p>
          </table:table-cell>
          <table:table-cell table:formula="of:=[.I18]*10^9" office:value-type="float" office:value="156536400000" calcext:value-type="float">
            <text:p>156536400000</text:p>
          </table:table-cell>
          <table:table-cell table:style-name="ce12" table:formula="of:=[.J18]/[.$A$2]/[.D18]" office:value-type="float" office:value="9.33029651641846" calcext:value-type="float">
            <text:p>9.3303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67108864" calcext:value-type="float">
            <text:p>67108864</text:p>
          </table:table-cell>
          <table:table-cell table:formula="of:=([.D19]/1024)*4" office:value-type="float" office:value="262144" calcext:value-type="float">
            <text:p>262144</text:p>
          </table:table-cell>
          <table:table-cell office:value-type="float" office:value="17.0305" calcext:value-type="float">
            <text:p>17.0305</text:p>
          </table:table-cell>
          <table:table-cell table:formula="of:=[.F19]*10^9" office:value-type="float" office:value="17030500000" calcext:value-type="float">
            <text:p>17030500000</text:p>
          </table:table-cell>
          <table:table-cell table:style-name="ce12" table:formula="of:=([.G19]/[.$A$2])/[.D19]" office:value-type="float" office:value="0.507548451423645" calcext:value-type="float">
            <text:p>0.5075</text:p>
          </table:table-cell>
          <table:table-cell office:value-type="float" office:value="311.708" calcext:value-type="float">
            <text:p>311.708</text:p>
          </table:table-cell>
          <table:table-cell table:formula="of:=[.I19]*10^9" office:value-type="float" office:value="311708000000" calcext:value-type="float">
            <text:p>311708000000</text:p>
          </table:table-cell>
          <table:table-cell table:style-name="ce12" table:formula="of:=[.J19]/[.$A$2]/[.D19]" office:value-type="float" office:value="9.28962230682373" calcext:value-type="float">
            <text:p>9.2896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secs</text:p>
          </table:table-cell>
          <table:table-cell office:value-type="float" office:value="134217728" calcext:value-type="float">
            <text:p>134217728</text:p>
          </table:table-cell>
          <table:table-cell table:formula="of:=([.D20]/1024)*4" office:value-type="float" office:value="524288" calcext:value-type="float">
            <text:p>524288</text:p>
          </table:table-cell>
          <table:table-cell office:value-type="float" office:value="33.1672" calcext:value-type="float">
            <text:p>33.1672</text:p>
          </table:table-cell>
          <table:table-cell table:formula="of:=[.F20]*10^9" office:value-type="float" office:value="33167200000" calcext:value-type="float">
            <text:p>33167200000</text:p>
          </table:table-cell>
          <table:table-cell table:style-name="ce12" table:formula="of:=([.G20]/[.$A$2])/[.D20]" office:value-type="float" office:value="0.494229793548584" calcext:value-type="float">
            <text:p>0.4942</text:p>
          </table:table-cell>
          <table:table-cell office:value-type="float" office:value="630.6785" calcext:value-type="float">
            <text:p>630.6785</text:p>
          </table:table-cell>
          <table:table-cell table:formula="of:=[.I20]*10^9" office:value-type="float" office:value="630678500000" calcext:value-type="float">
            <text:p>630678500000</text:p>
          </table:table-cell>
          <table:table-cell table:style-name="ce12" table:formula="of:=[.J20]/[.$A$2]/[.D20]" office:value-type="float" office:value="9.39784198999405" calcext:value-type="float">
            <text:p>9.3978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ecs</text:p>
          </table:table-cell>
          <table:table-cell office:value-type="float" office:value="268435456" calcext:value-type="float">
            <text:p>268435456</text:p>
          </table:table-cell>
          <table:table-cell table:formula="of:=([.D21]/1024)*4" office:value-type="float" office:value="1048576" calcext:value-type="float">
            <text:p>1048576</text:p>
          </table:table-cell>
          <table:table-cell office:value-type="float" office:value="78.8212" calcext:value-type="float">
            <text:p>78.8212</text:p>
          </table:table-cell>
          <table:table-cell table:formula="of:=[.F21]*10^9" office:value-type="float" office:value="78821200000" calcext:value-type="float">
            <text:p>78821200000</text:p>
          </table:table-cell>
          <table:table-cell table:style-name="ce12" table:formula="of:=([.G21]/[.$A$2])/[.D21]" office:value-type="float" office:value="0.587263703346252" calcext:value-type="float">
            <text:p>0.5873</text:p>
          </table:table-cell>
          <table:table-cell office:value-type="float" office:value="1311.3174" calcext:value-type="float">
            <text:p>1311.3174</text:p>
          </table:table-cell>
          <table:table-cell table:formula="of:=[.I21]*10^9" office:value-type="float" office:value="1311317400000" calcext:value-type="float">
            <text:p>1311317400000</text:p>
          </table:table-cell>
          <table:table-cell table:style-name="ce12" table:formula="of:=[.J21]/[.$A$2]/[.D21]" office:value-type="float" office:value="9.7700759768486" calcext:value-type="float">
            <text:p>9.7701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65536" calcext:value-type="float">
            <text:p>65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138" calcext:value-type="float">
            <text:p>0.0138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59" calcext:value-type="float">
            <text:p>0.0259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31072" calcext:value-type="float">
            <text:p>131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734" calcext:value-type="float">
            <text:p>0.0734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262144" calcext:value-type="float">
            <text:p>262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0547" calcext:value-type="float">
            <text:p>0.0547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1667" calcext:value-type="float">
            <text:p>0.1667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524288" calcext:value-type="float">
            <text:p>5242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1108" calcext:value-type="float">
            <text:p>0.1108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3691" calcext:value-type="float">
            <text:p>0.3691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048576" calcext:value-type="float">
            <text:p>1048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2299" calcext:value-type="float">
            <text:p>0.2299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1.0691" calcext:value-type="float">
            <text:p>1.0691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2097152" calcext:value-type="float">
            <text:p>2097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3.8939" calcext:value-type="float">
            <text:p>3.8939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4194304" calcext:value-type="float">
            <text:p>4194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1.1745" calcext:value-type="float">
            <text:p>1.1745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13.5911" calcext:value-type="float">
            <text:p>13.5911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8388608" calcext:value-type="float">
            <text:p>8388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2.4389" calcext:value-type="float">
            <text:p>2.4389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33.6133" calcext:value-type="float">
            <text:p>33.6133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6777216" calcext:value-type="float">
            <text:p>16777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5.1795" calcext:value-type="float">
            <text:p>5.1795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76.5762" calcext:value-type="float">
            <text:p>76.5762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33554432" calcext:value-type="float">
            <text:p>3355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8.6692" calcext:value-type="float">
            <text:p>8.6692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156.5364" calcext:value-type="float">
            <text:p>156.5364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67108864" calcext:value-type="float">
            <text:p>67108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17.0305" calcext:value-type="float">
            <text:p>17.0305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311.708" calcext:value-type="float">
            <text:p>311.708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134217728" calcext:value-type="float">
            <text:p>134217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33.1672" calcext:value-type="float">
            <text:p>33.1672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630.6785" calcext:value-type="float">
            <text:p>630.6785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=</text:p>
          </table:table-cell>
          <table:table-cell office:value-type="float" office:value="268435456" calcext:value-type="float">
            <text:p>2684354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78.8212" calcext:value-type="float">
            <text:p>78.8212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</text:p>
          </table:table-cell>
          <table:table-cell office:value-type="float" office:value="1311.3174" calcext:value-type="float">
            <text:p>1311.3174</text:p>
          </table:table-cell>
          <table:table-cell office:value-type="string" calcext:value-type="string">
            <text:p>sec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3:46:04.625979016</meta:creation-date>
    <dc:date>2016-10-10T16:49:49.062311513</dc:date>
    <meta:editing-duration>PT32M12S</meta:editing-duration>
    <meta:editing-cycles>2</meta:editing-cycles>
    <meta:generator>LibreOffice/5.0.5.2$Linux_X86_64 LibreOffice_project/00m0$Build-2</meta:generator>
    <meta:document-statistic meta:table-count="3" meta:cell-count="6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'1516'.F3:'1516'.F17 '1516'.I3:'1516'.I17 '1516'.L3:'1516'.L17" chart:data-source-has-labels="column" svg:x="0.32cm" svg:y="0.18cm" svg:width="12.561cm" svg:height="8.64cm">
          <chartooo:coordinate-region svg:x="1.603cm" svg:y="0.379cm" svg:width="10.628cm" svg:height="7.396cm"/>
          <chart:axis chart:dimension="x" chart:name="primary-x" chart:style-name="ch4" chartooo:axis-type="auto">
            <chartooo:date-scale/>
            <chart:categories table:cell-range-address="'1516'.F3:'1516'.F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516'.I3:'1516'.I17" chart:class="chart:line">
            <chart:data-point chart:repeated="15"/>
          </chart:series>
          <chart:series chart:style-name="ch8" chart:values-cell-range-address="'1516'.L3:'1516'.L17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1516'.F3:'1516'.F17</svg:desc>
                </draw:g>
              </table:table-cell>
              <table:table-cell office:value-type="float" office:value="0.48828125">
                <text:p>0.48828125</text:p>
                <draw:g>
                  <svg:desc>'1516'.I3:'1516'.I17</svg:desc>
                </draw:g>
              </table:table-cell>
              <table:table-cell office:value-type="float" office:value="0.48828125">
                <text:p>0.48828125</text:p>
                <draw:g>
                  <svg:desc>'1516'.L3:'1516'.L17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0.4638671875">
                <text:p>0.46386718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0048828125">
                <text:p>0.50048828125</text:p>
              </table:table-cell>
              <table:table-cell office:value-type="float" office:value="0.47607421875">
                <text:p>0.476074218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47607421875">
                <text:p>0.47607421875</text:p>
              </table:table-cell>
              <table:table-cell office:value-type="float" office:value="0.555419921875">
                <text:p>0.5554199218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4180908203125">
                <text:p>0.4180908203125</text:p>
              </table:table-cell>
              <table:table-cell office:value-type="float" office:value="0.6195068359375">
                <text:p>0.61950683593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41961669921875">
                <text:p>0.41961669921875</text:p>
              </table:table-cell>
              <table:table-cell office:value-type="float" office:value="0.860595703125">
                <text:p>0.860595703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4119873046875">
                <text:p>0.4119873046875</text:p>
              </table:table-cell>
              <table:table-cell office:value-type="float" office:value="1.13372802734375">
                <text:p>1.1337280273437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06646728515625">
                <text:p>0.406646728515625</text:p>
              </table:table-cell>
              <table:table-cell office:value-type="float" office:value="1.26304626464844">
                <text:p>1.2630462646484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41351318359375">
                <text:p>0.41351318359375</text:p>
              </table:table-cell>
              <table:table-cell office:value-type="float" office:value="1.33171081542969">
                <text:p>1.3317108154296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442790985107422">
                <text:p>0.442790985107422</text:p>
              </table:table-cell>
              <table:table-cell office:value-type="float" office:value="2.10409164428711">
                <text:p>2.1040916442871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481414794921875">
                <text:p>0.481414794921875</text:p>
              </table:table-cell>
              <table:table-cell office:value-type="float" office:value="3.62763404846191">
                <text:p>3.6276340484619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571751594543457">
                <text:p>0.571751594543457</text:p>
              </table:table-cell>
              <table:table-cell office:value-type="float" office:value="6.73489570617676">
                <text:p>6.7348957061767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657379627227783">
                <text:p>0.657379627227783</text:p>
              </table:table-cell>
              <table:table-cell office:value-type="float" office:value="8.76147747039795">
                <text:p>8.761477470397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609332323074341">
                <text:p>0.609332323074341</text:p>
              </table:table-cell>
              <table:table-cell office:value-type="float" office:value="9.48851108551025">
                <text:p>9.4885110855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952cm" style:legend-expansion="high" chart:style-name="ch2"/>
        <chart:plot-area chart:style-name="ch3" table:cell-range-address="Sheet1.C3:Sheet1.C13 Sheet1.F3:Sheet1.F13 Sheet1.I3:Sheet1.I13" chart:data-source-has-labels="column" svg:x="0.32cm" svg:y="0.18cm" svg:width="12.534cm" svg:height="8.64cm">
          <chartooo:coordinate-region svg:x="1.047cm" svg:y="0.379cm" svg:width="11.435cm" svg:height="7.794cm"/>
          <chart:axis chart:dimension="x" chart:name="primary-x" chart:style-name="ch4" chartooo:axis-type="auto">
            <chartooo:date-scale/>
            <chart:categories table:cell-range-address="Sheet1.C3:Sheet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3" chart:class="chart:line">
            <chart:data-point chart:repeated="11"/>
          </chart:series>
          <chart:series chart:style-name="ch7" chart:values-cell-range-address="Sheet1.I3:Sheet1.I1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C3:Sheet1.C13</svg:desc>
                </draw:g>
              </table:table-cell>
              <table:table-cell office:value-type="float" office:value="0.498046875">
                <text:p>0.498046875</text:p>
                <draw:g>
                  <svg:desc>Sheet1.F3:Sheet1.F13</svg:desc>
                </draw:g>
              </table:table-cell>
              <table:table-cell office:value-type="float" office:value="0.4296875">
                <text:p>0.4296875</text:p>
                <draw:g>
                  <svg:desc>Sheet1.I3:Sheet1.I13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443359375">
                <text:p>0.4443359375</text:p>
              </table:table-cell>
              <table:table-cell office:value-type="float" office:value="0.4296875">
                <text:p>0.42968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724609375">
                <text:p>0.42724609375</text:p>
              </table:table-cell>
              <table:table-cell office:value-type="float" office:value="0.42236328125">
                <text:p>0.422363281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296875">
                <text:p>0.4296875</text:p>
              </table:table-cell>
              <table:table-cell office:value-type="float" office:value="0.4345703125">
                <text:p>0.43457031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4241943359375">
                <text:p>0.4241943359375</text:p>
              </table:table-cell>
              <table:table-cell office:value-type="float" office:value="0.51025390625">
                <text:p>0.510253906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426025390625">
                <text:p>0.426025390625</text:p>
              </table:table-cell>
              <table:table-cell office:value-type="float" office:value="0.60211181640625">
                <text:p>0.602111816406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435943603515625">
                <text:p>0.435943603515625</text:p>
              </table:table-cell>
              <table:table-cell office:value-type="float" office:value="0.875091552734375">
                <text:p>0.87509155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432357788085938">
                <text:p>0.432357788085938</text:p>
              </table:table-cell>
              <table:table-cell office:value-type="float" office:value="1.17210388183594">
                <text:p>1.1721038818359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27894592285156">
                <text:p>0.427894592285156</text:p>
              </table:table-cell>
              <table:table-cell office:value-type="float" office:value="1.35574340820313">
                <text:p>1.355743408203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431880950927734">
                <text:p>0.431880950927734</text:p>
              </table:table-cell>
              <table:table-cell office:value-type="float" office:value="1.54577255249023">
                <text:p>1.5457725524902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16090393066406">
                <text:p>0.516090393066406</text:p>
              </table:table-cell>
              <table:table-cell office:value-type="float" office:value="2.84071922302246">
                <text:p>2.84071922302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'1609'.E3:'1609'.E21 '1609'.H3:'1609'.H21 '1609'.K3:'1609'.K21" chart:data-source-has-labels="both" svg:x="0.32cm" svg:y="0.18cm" svg:width="12.878cm" svg:height="8.64cm">
          <chartooo:coordinate-region svg:x="1.603cm" svg:y="0.379cm" svg:width="10.76cm" svg:height="7.396cm"/>
          <chart:axis chart:dimension="x" chart:name="primary-x" chart:style-name="ch4" chartooo:axis-type="auto">
            <chartooo:date-scale/>
            <chart:categories table:cell-range-address="'1609'.E3:'1609'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609'.H3:'1609'.H21" loext:label-string="linear" chart:class="chart:line">
            <chart:data-point chart:repeated="19"/>
          </chart:series>
          <chart:series chart:style-name="ch8" chart:values-cell-range-address="'1609'.K3:'1609'.K21" loext:label-string="random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1609'.E3:'1609'.E21</svg:desc>
                </draw:g>
              </table:table-cell>
              <table:table-cell office:value-type="float" office:value="0.5859375">
                <text:p>0.5859375</text:p>
                <draw:g>
                  <svg:desc>'1609'.H3:'1609'.H21</svg:desc>
                </draw:g>
              </table:table-cell>
              <table:table-cell office:value-type="float" office:value="0.5859375">
                <text:p>0.5859375</text:p>
                <draw:g>
                  <svg:desc>'1609'.K3:'1609'.K2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048828125">
                <text:p>0.50048828125</text:p>
              </table:table-cell>
              <table:table-cell office:value-type="float" office:value="0.48828125">
                <text:p>0.488281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4150390625">
                <text:p>0.4150390625</text:p>
              </table:table-cell>
              <table:table-cell office:value-type="float" office:value="0.54931640625">
                <text:p>0.549316406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421142578125">
                <text:p>0.421142578125</text:p>
              </table:table-cell>
              <table:table-cell office:value-type="float" office:value="0.7904052734375">
                <text:p>0.790405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42724609375">
                <text:p>0.42724609375</text:p>
              </table:table-cell>
              <table:table-cell office:value-type="float" office:value="1.1199951171875">
                <text:p>1.119995117187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17327880859375">
                <text:p>0.417327880859375</text:p>
              </table:table-cell>
              <table:table-cell office:value-type="float" office:value="1.27182006835938">
                <text:p>1.271820068359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42266845703125">
                <text:p>0.42266845703125</text:p>
              </table:table-cell>
              <table:table-cell office:value-type="float" office:value="1.40800476074219">
                <text:p>1.4080047607421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438499450683594">
                <text:p>0.438499450683594</text:p>
              </table:table-cell>
              <table:table-cell office:value-type="float" office:value="2.03914642333984">
                <text:p>2.0391464233398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500869750976563">
                <text:p>0.500869750976563</text:p>
              </table:table-cell>
              <table:table-cell office:value-type="float" office:value="3.7135124206543">
                <text:p>3.713512420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56004524230957">
                <text:p>0.56004524230957</text:p>
              </table:table-cell>
              <table:table-cell office:value-type="float" office:value="6.48074150085449">
                <text:p>6.4807415008544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581479072570801">
                <text:p>0.581479072570801</text:p>
              </table:table-cell>
              <table:table-cell office:value-type="float" office:value="8.01403522491455">
                <text:p>8.0140352249145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617444515228272">
                <text:p>0.617444515228272</text:p>
              </table:table-cell>
              <table:table-cell office:value-type="float" office:value="9.12859439849854">
                <text:p>9.1285943984985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516724586486816">
                <text:p>0.516724586486816</text:p>
              </table:table-cell>
              <table:table-cell office:value-type="float" office:value="9.33029651641846">
                <text:p>9.3302965164184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507548451423645">
                <text:p>0.507548451423645</text:p>
              </table:table-cell>
              <table:table-cell office:value-type="float" office:value="9.28962230682373">
                <text:p>9.289622306823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494229793548584">
                <text:p>0.494229793548584</text:p>
              </table:table-cell>
              <table:table-cell office:value-type="float" office:value="9.39784198999405">
                <text:p>9.3978419899940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587263703346252">
                <text:p>0.587263703346252</text:p>
              </table:table-cell>
              <table:table-cell office:value-type="float" office:value="9.7700759768486">
                <text:p>9.77007597684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